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officeooo:rsid="000fd953" officeooo:paragraph-rsid="000fd953" style:font-name-asian="Droid Sans Fallback" style:font-size-asian="16pt" style:font-size-complex="16pt"/>
    </style:style>
    <style:style style:name="P2" style:family="paragraph" style:parent-style-name="Standard">
      <style:text-properties style:font-name="Liberation Serif" style:font-name-asian="Droid Sans Fallback"/>
    </style:style>
    <style:style style:name="P3" style:family="paragraph" style:parent-style-name="Standard">
      <style:text-properties style:font-name="Liberation Serif" officeooo:rsid="000ff7da" officeooo:paragraph-rsid="000ff7da" style:font-name-asian="Droid Sans Fallback"/>
    </style:style>
    <style:style style:name="P4" style:family="paragraph" style:parent-style-name="Standard">
      <style:text-properties style:font-name="Liberation Serif" officeooo:rsid="0010d15f" officeooo:paragraph-rsid="0010d15f" style:font-name-asian="Droid Sans Fallback"/>
    </style:style>
    <style:style style:name="P5" style:family="paragraph" style:parent-style-name="Standard">
      <style:text-properties style:font-name="Liberation Serif" officeooo:rsid="0012293f" officeooo:paragraph-rsid="0012293f" style:font-name-asian="Droid Sans Fallback"/>
    </style:style>
    <style:style style:name="P6" style:family="paragraph" style:parent-style-name="Standard">
      <style:text-properties style:font-name="Liberation Serif" officeooo:rsid="00142570" officeooo:paragraph-rsid="00142570" style:font-name-asian="Droid Sans Fallback"/>
    </style:style>
    <style:style style:name="P7" style:family="paragraph" style:parent-style-name="Standard">
      <style:text-properties style:font-name="Liberation Serif" officeooo:rsid="0017b93c" officeooo:paragraph-rsid="0017b93c" style:font-name-asian="Droid Sans Fallback"/>
    </style:style>
    <style:style style:name="P8" style:family="paragraph" style:parent-style-name="Standard">
      <style:text-properties style:font-name="Liberation Serif" officeooo:rsid="0019727a" officeooo:paragraph-rsid="0019727a" style:font-name-asian="Droid Sans Fallback"/>
    </style:style>
    <style:style style:name="P9" style:family="paragraph" style:parent-style-name="Standard">
      <style:text-properties style:font-name="Liberation Serif" fo:font-size="10.5pt" officeooo:rsid="000fd953" officeooo:paragraph-rsid="000fd953" style:font-name-asian="Droid Sans Fallback" style:font-size-asian="10.5pt" style:font-size-complex="10.5pt"/>
    </style:style>
    <style:style style:name="P10" style:family="paragraph" style:parent-style-name="Standard">
      <style:text-properties style:font-name="Liberation Serif" fo:font-style="italic" officeooo:rsid="0017b93c" officeooo:paragraph-rsid="0017b93c" style:font-name-asian="Droid Sans Fallback" style:font-style-asian="italic" style:font-style-complex="italic"/>
    </style:style>
    <style:style style:name="T1" style:family="text">
      <style:text-properties fo:font-style="italic" style:font-style-asian="italic" style:font-style-complex="italic"/>
    </style:style>
    <style:style style:name="T2" style:family="text">
      <style:text-properties officeooo:rsid="0015092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月最蠢专利：福特获得了一项挡风玻璃专利</text:p>
      <text:p text:style-name="P2"/>
      <text:p text:style-name="P9">2017 年五月 31 日，Elliot Harmon，CC BY 3.0 US</text:p>
      <text:p text:style-name="P2"/>
      <text:p text:style-name="P3">美国最高法院近期关于 <text:span text:style-name="T1">Impression Products v. Lexmark International</text:span> 案件的判决是关于个人维修和修改他们自己所拥有的产品的权利的重大胜利。在为此判决感到兴奋的同时，我们也预料到制造商将会尝试其他方法来控制专卖与维修市场。这也是我们为何将本月最蠢专利奖项授予福特的一项关于汽车挡风玻璃设计专利的原因之一。</text:p>
      <text:p text:style-name="P2"/>
      <text:p text:style-name="P4">美国专利 D786,157 号是一项设计专利，被授予了福特汽车的一家子公司。区别在于，实用型专利被授予新颖、实用的发明，而设计专利则覆盖了一件产品中的非功能性、装饰性的部分。</text:p>
      <text:p text:style-name="P2"/>
      <text:p text:style-name="P5">与实用型专利不同的是，设计专利只有一项权利要求，并且通常几乎没有文字描述。该专利仅仅覆盖一件特定产品的非功能性设计。但是这两种专利在一个重要目的上是相似的：它们的本意都是奖励创新。根据美国法律，专利局应当仅仅将设计专利授予那些足够新颖、原创的设计。仅仅基于这一条件，就很容易看出此项挡风玻璃专利应该从未被批准。</text:p>
      <text:p text:style-name="P2"/>
      <text:p text:style-name="P6">福特为何要申请这项挡风玻璃设计专利？一种可能的原因是，这是汽车工业对于控制维修市场的最新尝试。如果您的汽车的挡风玻璃的形状是受福特的专利保护的，那么无人能够在无需承担高昂的专利诉讼风险的条件下更换它。</text:p>
      <text:p text:style-name="P2"/>
      <text:p text:style-name="P6">对于独立维修店来说，福特有着一段令人烦恼的历史：在 2015 年，它起诉了一款独立诊断工具软件的开发商，基于数字千年版权法案（DMCA）第 1201 条。这条臭名昭著的法律使得您破解您自己的产品上的数字锁（数字版权管理，DRM）成为非法。<text:span text:style-name="T2">在 2015 年晚些时候，美国国会图书馆馆长为某些形式的汽车修理授予了对于 DMCA 1201 条的豁免权。但是，制造商们仍在继续寻求创新性的方式来封锁市场，这可以通过版权、合同条款或者专利来实现。</text:span></text:p>
      <text:p text:style-name="P2"/>
      <text:p text:style-name="P7">在最高法院对于 <text:span text:style-name="T1">Lexmark</text:span> 案件的意见中，John Roberts 法官特别指出了汽车制造商在维修领域排除竞争的做法所带来的威胁：</text:p>
      <text:p text:style-name="P2"/>
      <text:p text:style-name="P10">以一家维修并销售二手车的商店为例，这种业务模式之所以能够发挥作用，原因在于这些商店可以放心的是，只要那些将汽车开到店里出售的人们拥有它们，这些商店就能自由地维修并且转卖这些汽车。这种平缓的商品流通将会被扰乱，如果那些制造了一辆汽车中的数千种零部件的厂商能够在其首次销售之后继续保有其专利权。这些厂商可能会采取诸如限制转卖权利以及起诉二手车商店的拥有者专利侵权等方式。并且即使他们能够克制这种强行施加这些限制条件的欲望，对于专利侵权责任的实实在在的威胁也会迫使该二手车商店投入成本以保护自己免受潜在的法律诉讼的伤害。</text:p>
      <text:p text:style-name="P2"/>
      <text:p text:style-name="P8">如果专利局持续批准诸如福特的挡风玻璃专利这样的愚蠢设计专利，这将会带来一种风险，即赋予了厂商自由行使权，使得它们可以决定谁才能维修它们的产品，而消费者将会不得不为之付出代价。</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1T09:53:30.127000000</meta:creation-date>
    <dc:date>2017-06-11T10:33:29.900674240</dc:date>
    <meta:editing-duration>PT29M41S</meta:editing-duration>
    <meta:editing-cycles>9</meta:editing-cycles>
    <meta:generator>LibreOffice/5.1.6.2$Linux_X86_64 LibreOffice_project/10m0$Build-2</meta:generator>
    <meta:document-statistic meta:table-count="0" meta:image-count="0" meta:object-count="0" meta:page-count="1" meta:paragraph-count="10" meta:word-count="1079" meta:character-count="1203" meta:non-whitespace-character-count="1175"/>
  </office:meta>
</office:document-meta>
</file>